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álny">
      <style:text-properties fo:font-weight="bold" officeooo:paragraph-rsid="0005daf7" style:font-weight-asian="bold"/>
    </style:style>
    <style:style style:name="P2" style:family="paragraph" style:parent-style-name="Normálny">
      <style:text-properties officeooo:paragraph-rsid="0005daf7"/>
    </style:style>
    <style:style style:name="P3" style:family="paragraph" style:parent-style-name="Nadpis_20_1" style:master-page-name="MP0">
      <style:paragraph-properties fo:text-align="center" style:justify-single-word="false" style:page-number="auto" fo:break-before="page"/>
      <style:text-properties officeooo:paragraph-rsid="0005daf7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5daf7"/>
    </style:style>
    <style:style style:name="T3" style:family="text">
      <style:text-properties fo:language="sk" fo:country="SK" officeooo:rsid="0005daf7"/>
    </style:style>
    <style:style style:name="T4" style:family="text">
      <style:text-properties fo:language="sk" fo:country="SK" officeooo:rsid="0006a8fd"/>
    </style:style>
    <style:style style:name="T5" style:family="text">
      <style:text-properties fo:language="sk" fo:country="SK" officeooo:rsid="0006d419"/>
    </style:style>
    <style:style style:name="T6" style:family="text">
      <style:text-properties fo:language="sk" fo:country="SK" officeooo:rsid="00076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6</text:span>. Stretnutie</text:h>
      <text:p text:style-name="P2"/>
      <text:p text:style-name="P2"><text:span text:style-name="Predvolené_20_písmo_20_odseku"><text:span text:style-name="T1">Dátum</text:span></text:span>: 1<text:span text:style-name="T2">8</text:span>.10.2013</text:p>
      <text:p text:style-name="P2"><text:span text:style-name="Predvolené_20_písmo_20_odseku"><text:span text:style-name="T1">Prítomní</text:span></text:span>: Andrej Sekáč, Adam Horváth, <text:span text:style-name="T3">Timotej Krajči</text:span>, <text:span text:style-name="T3">Michal Raška, Peter Šulík</text:span></text:p>
      <text:p text:style-name="P2"><text:span text:style-name="Predvolené_20_písmo_20_odseku"><text:span text:style-name="T1">Agenda</text:span></text:span>: Diskusia s vedúcim projektu ohľadne <text:span text:style-name="T4">konceptuálnej analýzy</text:span> softwar<text:span text:style-name="T4">u</text:span>.</text:p>
      <text:p text:style-name="P2"><text:span text:style-name="Predvolené_20_písmo_20_odseku"><text:span text:style-name="T1">Zhodnotenie predchádzajúceho obdobia</text:span></text:span>: Stanovená etapa úlohy „<text:span text:style-name="T2">Konceptu</text:span><text:span text:style-name="T3">álna analýza</text:span>“ <text:s/>prebehla podľa plánu <text:span text:style-name="T3">a bola úspešne dokončená</text:span>. <text:span text:style-name="T4">No ešte je priestor pre jej zdokonalenie a doladenie </text:span><text:span text:style-name="T5">určitých častí</text:span><text:span text:style-name="T4">.</text:span></text:p>
      <text:p text:style-name="P2"><text:span text:style-name="Predvolené_20_písmo_20_odseku"><text:span text:style-name="T1">Výstup diskusie: </text:span></text:span>Po diskusii s vedúcim projektu sa zistilo, že <text:span text:style-name="T5">konceptuálna analýza je z velkej časti kompletná. Po návrhu zo strany vedúceho projektu boli prerobené grafy do čitateľnejšej podoby. Následné boli podstúpenie kroky pre vyhovenie tejto požiadavke. </text:span><text:span text:style-name="T6">Ďalej sme boli oboznámený s bodmi k ďalším úlohám.</text:span></text:p>
      <text:p text:style-name="P2"><text:span text:style-name="Predvolené_20_písmo_20_odseku"><text:span text:style-name="T1">Budúce plány: <text:s/></text:span></text:span>Opätovné stretnutie so zadávateľom a zhromaždenie doplňujúcich informácií o súčasnom stave problematiky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álny" style:family="paragraph">
      <style:paragraph-properties fo:margin-top="0cm" fo:margin-bottom="0.353cm" style:contextual-spacing="false" fo:line-height="115%" fo:hyphenation-ladder-count="no-limit"/>
      <style:text-properties fo:font-size="11pt" style:font-size-asian="11pt" style:font-size-complex="11pt" fo:hyphenate="false"/>
    </style:style>
    <style:style style:name="Nadpis_20_1" style:display-name="Nadpis 1" style:family="paragraph" style:parent-style-name="Normálny" style:next-style-name="Normálny" style:default-outline-level="1">
      <style:paragraph-properties fo:margin-top="0.423cm" fo:margin-bottom="0.106cm" style:contextual-spacing="false" fo:hyphenation-ladder-count="no-limit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 fo:hyphenate="false"/>
    </style:style>
    <style:style style:name="Predvolené_20_písmo_20_odseku" style:display-name="Predvolené písmo odsek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2S</meta:editing-duration>
    <meta:editing-cycles>6</meta:editing-cycles>
    <meta:generator>LibreOffice/4.1.2.3$Windows_x86 LibreOffice_project/40b2d7fde7e8d2d7bc5a449dc65df4d08a7dd38</meta:generator>
    <dc:date>2013-10-22T12:57:18.717000000</dc:date>
    <meta:document-statistic meta:table-count="0" meta:image-count="0" meta:object-count="0" meta:page-count="1" meta:paragraph-count="7" meta:word-count="110" meta:character-count="814" meta:non-whitespace-character-count="708"/>
    <meta:user-defined meta:name="Info 1"/>
    <meta:user-defined meta:name="Info 2"/>
    <meta:user-defined meta:name="Info 3"/>
    <meta:user-defined meta:name="Info 4"/>
  </office:meta>
</office:document-meta>
</file>